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59.9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49.28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43.0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Source Han Sans CN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5.61mm" svg:height="87.64mm" svg:x="183.5mm" svg:y="27.0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4"/>
          <table:table-cell table:style-name="ce14"/>
          <table:table-cell table:style-name="ce16" table:number-columns-repeated="4"/>
          <table:table-cell table:style-name="ce1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EAPSORT(Aleatório)</text:p>
          </table:table-cell>
          <table:covered-table-cell table:number-columns-repeated="2" table:style-name="ce3"/>
          <table:covered-table-cell table:style-name="ce1"/>
          <table:covered-table-cell table:style-name="ce3"/>
          <table:table-cell table:style-name="ce3" table:number-columns-repeated="3"/>
          <table:table-cell table:style-name="ce8"/>
          <table:table-cell table:style-name="ce1" office:value-type="string" calcext:value-type="string" table:number-columns-spanned="5" table:number-rows-spanned="1">
            <text:p>QUICKSORT(Aleatório)</text:p>
          </table:table-cell>
          <table:covered-table-cell table:number-columns-repeated="2" table:style-name="ce3"/>
          <table:covered-table-cell table:style-name="ce1"/>
          <table:covered-table-cell table:style-name="ce3"/>
        </table:table-row>
        <table:table-row table:style-name="ro2">
          <table:table-cell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HEAP SORT TEMPO(MINUTOS)</text:p>
          </table:table-cell>
          <table:table-cell table:style-name="ce2" office:value-type="string" calcext:value-type="string">
            <text:p>QUICKSORT TEMPO(MINUTOS)</text:p>
          </table:table-cell>
          <table:table-cell table:style-name="ce2" table:number-columns-repeated="2"/>
          <table:table-cell table:style-name="ce8"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</table:table-row>
        <table:table-row table:style-name="ro2">
          <table:table-cell/>
          <table:table-cell table:style-name="ce3" table:formula="of:=7/60" office:value-type="float" office:value="0.116666666666667" calcext:value-type="float">
            <text:p>0,1166666667</text:p>
          </table:table-cell>
          <table:table-cell table:style-name="ce3" table:formula="of:=7/60" office:value-type="float" office:value="0.116666666666667" calcext:value-type="float">
            <text:p>0,1166666667</text:p>
          </table:table-cell>
          <table:table-cell table:style-name="ce3" table:formula="of:=7/60" office:value-type="float" office:value="0.116666666666667" calcext:value-type="float">
            <text:p>0,1166666667</text:p>
          </table:table-cell>
          <table:table-cell table:style-name="ce10" office:value-type="float" office:value="10000000" calcext:value-type="float">
            <text:p>10.000.000</text:p>
          </table:table-cell>
          <table:table-cell table:style-name="ce3" table:formula="of:=SUM([.A4:.D4])/3" office:value-type="float" office:value="0.116666666666667" calcext:value-type="float">
            <text:p>0,1166666667</text:p>
          </table:table-cell>
          <table:table-cell table:style-name="ce3" table:formula="of:=SUM([.K4:.M4])/3" office:value-type="float" office:value="0.0611111111111111" calcext:value-type="float">
            <text:p>0,0611111111</text:p>
          </table:table-cell>
          <table:table-cell table:style-name="ce3" table:number-columns-repeated="2"/>
          <table:table-cell table:style-name="ce8"/>
          <table:table-cell table:style-name="ce3" table:formula="of:=3/60" office:value-type="float" office:value="0.05" calcext:value-type="float">
            <text:p>0,05</text:p>
          </table:table-cell>
          <table:table-cell table:style-name="ce3" table:formula="of:=4/60" office:value-type="float" office:value="0.0666666666666667" calcext:value-type="float">
            <text:p>0,0666666667</text:p>
          </table:table-cell>
          <table:table-cell table:style-name="ce3" table:formula="of:=4/60" office:value-type="float" office:value="0.0666666666666667" calcext:value-type="float">
            <text:p>0,0666666667</text:p>
          </table:table-cell>
          <table:table-cell table:style-name="ce10" office:value-type="float" office:value="10000000" calcext:value-type="float">
            <text:p>10.000.000</text:p>
          </table:table-cell>
          <table:table-cell table:style-name="ce3" table:formula="of:=SUM([.K4:.M4])/3" office:value-type="float" office:value="0.0611111111111111" calcext:value-type="float">
            <text:p>0,0611111111</text:p>
          </table:table-cell>
        </table:table-row>
        <table:table-row table:style-name="ro2">
          <table:table-cell/>
          <table:table-cell table:style-name="ce3" table:formula="of:=78/60" office:value-type="float" office:value="1.3" calcext:value-type="float">
            <text:p>1,3</text:p>
          </table:table-cell>
          <table:table-cell table:style-name="ce3" table:formula="of:=78/60" office:value-type="float" office:value="1.3" calcext:value-type="float">
            <text:p>1,3</text:p>
          </table:table-cell>
          <table:table-cell table:style-name="ce3" table:formula="of:=78/60" office:value-type="float" office:value="1.3" calcext:value-type="float">
            <text:p>1,3</text:p>
          </table:table-cell>
          <table:table-cell table:style-name="ce10" office:value-type="float" office:value="100000000" calcext:value-type="float">
            <text:p>100.000.000</text:p>
          </table:table-cell>
          <table:table-cell table:style-name="ce3" table:formula="of:=SUM([.B5:.D5])/3" office:value-type="float" office:value="1.3" calcext:value-type="float">
            <text:p>1,3</text:p>
          </table:table-cell>
          <table:table-cell table:style-name="ce3" table:formula="of:=SUM([.K5:.M5])/3" office:value-type="float" office:value="0.677777777777778" calcext:value-type="float">
            <text:p>0,6777777778</text:p>
          </table:table-cell>
          <table:table-cell table:style-name="ce3" table:number-columns-repeated="2"/>
          <table:table-cell table:style-name="ce8"/>
          <table:table-cell table:style-name="ce3" table:formula="of:=40/60" office:value-type="float" office:value="0.666666666666667" calcext:value-type="float">
            <text:p>0,6666666667</text:p>
          </table:table-cell>
          <table:table-cell table:style-name="ce3" table:formula="of:=40/60" office:value-type="float" office:value="0.666666666666667" calcext:value-type="float">
            <text:p>0,6666666667</text:p>
          </table:table-cell>
          <table:table-cell table:style-name="ce3" table:formula="of:=42/60" office:value-type="float" office:value="0.7" calcext:value-type="float">
            <text:p>0,7</text:p>
          </table:table-cell>
          <table:table-cell table:style-name="ce10" office:value-type="float" office:value="100000000" calcext:value-type="float">
            <text:p>100.000.000</text:p>
          </table:table-cell>
          <table:table-cell table:style-name="ce3" table:formula="of:=SUM([.K5:.M5])/3" office:value-type="float" office:value="0.677777777777778" calcext:value-type="float">
            <text:p>0,6777777778</text:p>
          </table:table-cell>
        </table:table-row>
        <table:table-row table:style-name="ro2">
          <table:table-cell/>
          <table:table-cell table:style-name="ce3" table:formula="of:=852/60" office:value-type="float" office:value="14.2" calcext:value-type="float">
            <text:p>14,2</text:p>
          </table:table-cell>
          <table:table-cell table:style-name="ce3" table:formula="of:=866/60" office:value-type="float" office:value="14.4333333333333" calcext:value-type="float">
            <text:p>14,4333333333</text:p>
          </table:table-cell>
          <table:table-cell table:style-name="ce3" table:formula="of:=853/60" office:value-type="float" office:value="14.2166666666667" calcext:value-type="float">
            <text:p>14,2166666667</text:p>
          </table:table-cell>
          <table:table-cell table:style-name="ce10" office:value-type="float" office:value="1000000000" calcext:value-type="float">
            <text:p>1.000.000.000</text:p>
          </table:table-cell>
          <table:table-cell table:style-name="ce3" table:formula="of:=SUM([.B6:.D6])/3" office:value-type="float" office:value="14.2833333333333" calcext:value-type="float">
            <text:p>14,2833333333</text:p>
          </table:table-cell>
          <table:table-cell table:style-name="ce3" table:formula="of:=SUM([.K6:.M6])/3" office:value-type="float" office:value="7.68888888888889" calcext:value-type="float">
            <text:p>7,6888888889</text:p>
          </table:table-cell>
          <table:table-cell table:style-name="ce3" table:number-columns-repeated="2"/>
          <table:table-cell table:style-name="ce8"/>
          <table:table-cell table:style-name="ce3" table:formula="of:=465/60" office:value-type="float" office:value="7.75" calcext:value-type="float">
            <text:p>7,75</text:p>
          </table:table-cell>
          <table:table-cell table:style-name="ce3" table:formula="of:=459/60" office:value-type="float" office:value="7.65" calcext:value-type="float">
            <text:p>7,65</text:p>
          </table:table-cell>
          <table:table-cell table:style-name="ce3" table:formula="of:=460/60" office:value-type="float" office:value="7.66666666666667" calcext:value-type="float">
            <text:p>7,6666666667</text:p>
          </table:table-cell>
          <table:table-cell table:style-name="ce10" office:value-type="float" office:value="1000000000" calcext:value-type="float">
            <text:p>1.000.000.000</text:p>
          </table:table-cell>
          <table:table-cell table:style-name="ce3" table:formula="of:=SUM([.K6:.M6])/3" office:value-type="float" office:value="7.68888888888889" calcext:value-type="float">
            <text:p>7,6888888889</text:p>
          </table:table-cell>
        </table:table-row>
        <table:table-row table:style-name="ro2">
          <table:table-cell table:number-columns-repeated="4"/>
          <table:table-cell table:style-name="ce15"/>
          <table:table-cell table:style-name="ce8" table:number-columns-repeated="5"/>
          <table:table-cell table:number-columns-repeated="3"/>
          <table:table-cell table:style-name="ce15"/>
          <table:table-cell table:style-name="ce8"/>
        </table:table-row>
        <table:table-row table:style-name="ro2" table:number-rows-repeated="2"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EAPSORT(Ordenado crescente)</text:p>
          </table:table-cell>
          <table:covered-table-cell table:number-columns-repeated="2" table:style-name="ce3"/>
          <table:covered-table-cell table:style-name="ce1"/>
          <table:covered-table-cell table:style-name="ce3"/>
          <table:table-cell table:style-name="ce3" table:number-columns-repeated="3"/>
          <table:table-cell table:style-name="ce8"/>
          <table:table-cell table:style-name="ce1" office:value-type="string" calcext:value-type="string" table:number-columns-spanned="5" table:number-rows-spanned="1">
            <text:p>QUICKSORT(Ordenado crescente)</text:p>
          </table:table-cell>
          <table:covered-table-cell table:number-columns-repeated="2" table:style-name="ce3"/>
          <table:covered-table-cell table:style-name="ce1"/>
          <table:covered-table-cell table:style-name="ce3"/>
        </table:table-row>
        <table:table-row table:style-name="ro2">
          <table:table-cell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  <table:table-cell table:style-name="ce2" table:number-columns-repeated="3"/>
          <table:table-cell table:style-name="ce8"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</table:table-row>
        <table:table-row table:style-name="ro2">
          <table:table-cell/>
          <table:table-cell table:style-name="ce3" table:formula="of:=7/60" office:value-type="float" office:value="0.116666666666667" calcext:value-type="float">
            <text:p>0,1166666667</text:p>
          </table:table-cell>
          <table:table-cell table:style-name="ce3" table:formula="of:=7/60" office:value-type="float" office:value="0.116666666666667" calcext:value-type="float">
            <text:p>0,1166666667</text:p>
          </table:table-cell>
          <table:table-cell table:style-name="ce3" table:formula="of:=6/60" office:value-type="float" office:value="0.1" calcext:value-type="float">
            <text:p>0,1</text:p>
          </table:table-cell>
          <table:table-cell table:style-name="ce10" office:value-type="float" office:value="10000000" calcext:value-type="float">
            <text:p>10.000.000</text:p>
          </table:table-cell>
          <table:table-cell table:style-name="ce3" table:formula="of:=SUM([.B12:.D12])/3" office:value-type="float" office:value="0.111111111111111" calcext:value-type="float">
            <text:p>0,1111111111</text:p>
          </table:table-cell>
          <table:table-cell table:style-name="ce3" table:number-columns-repeated="3"/>
          <table:table-cell table:style-name="ce9"/>
          <table:table-cell table:style-name="ce3" table:formula="of:=54/60" office:value-type="float" office:value="0.9" calcext:value-type="float">
            <text:p>0,9</text:p>
          </table:table-cell>
          <table:table-cell table:style-name="ce3" table:formula="of:=53/60" office:value-type="float" office:value="0.883333333333333" calcext:value-type="float">
            <text:p>0,8833333333</text:p>
          </table:table-cell>
          <table:table-cell table:style-name="ce3" table:formula="of:=53/60" office:value-type="float" office:value="0.883333333333333" calcext:value-type="float">
            <text:p>0,8833333333</text:p>
          </table:table-cell>
          <table:table-cell table:style-name="ce18" office:value-type="float" office:value="100000" calcext:value-type="float">
            <text:p>100.000</text:p>
          </table:table-cell>
          <table:table-cell table:style-name="ce3" table:formula="of:=SUM([.K12:.M12])/3" office:value-type="float" office:value="0.888888888888889" calcext:value-type="float">
            <text:p>0,8888888889</text:p>
          </table:table-cell>
        </table:table-row>
        <table:table-row table:style-name="ro2">
          <table:table-cell/>
          <table:table-cell table:style-name="ce3" table:formula="of:=75/60" office:value-type="float" office:value="1.25" calcext:value-type="float">
            <text:p>1,25</text:p>
          </table:table-cell>
          <table:table-cell table:style-name="ce3" table:formula="of:=74/60" office:value-type="float" office:value="1.23333333333333" calcext:value-type="float">
            <text:p>1,2333333333</text:p>
          </table:table-cell>
          <table:table-cell table:style-name="ce3" table:formula="of:=74/60" office:value-type="float" office:value="1.23333333333333" calcext:value-type="float">
            <text:p>1,2333333333</text:p>
          </table:table-cell>
          <table:table-cell table:style-name="ce10" office:value-type="float" office:value="100000000" calcext:value-type="float">
            <text:p>100.000.000</text:p>
          </table:table-cell>
          <table:table-cell table:style-name="ce3" table:formula="of:=SUM([.B13:.D13])/3" office:value-type="float" office:value="1.23888888888889" calcext:value-type="float">
            <text:p>1,2388888889</text:p>
          </table:table-cell>
          <table:table-cell table:style-name="ce3" table:number-columns-repeated="3"/>
          <table:table-cell table:style-name="ce13"/>
          <table:table-cell table:style-name="ce3" table:formula="of:=119/60" office:value-type="float" office:value="1.98333333333333" calcext:value-type="float">
            <text:p>1,9833333333</text:p>
          </table:table-cell>
          <table:table-cell table:style-name="ce3" table:formula="of:=119/60" office:value-type="float" office:value="1.98333333333333" calcext:value-type="float">
            <text:p>1,9833333333</text:p>
          </table:table-cell>
          <table:table-cell table:style-name="ce3" table:formula="of:=119/60" office:value-type="float" office:value="1.98333333333333" calcext:value-type="float">
            <text:p>1,9833333333</text:p>
          </table:table-cell>
          <table:table-cell table:style-name="ce18" office:value-type="float" office:value="150000" calcext:value-type="float">
            <text:p>150.000</text:p>
          </table:table-cell>
          <table:table-cell table:style-name="ce3" table:formula="of:=SUM([.K13:.M13])/3" office:value-type="float" office:value="1.98333333333333" calcext:value-type="float">
            <text:p>1,9833333333</text:p>
          </table:table-cell>
        </table:table-row>
        <table:table-row table:style-name="ro2">
          <table:table-cell/>
          <table:table-cell table:style-name="ce3" table:formula="of:=857/60" office:value-type="float" office:value="14.2833333333333" calcext:value-type="float">
            <text:p>14,2833333333</text:p>
          </table:table-cell>
          <table:table-cell table:style-name="ce3" table:formula="of:=858/60" office:value-type="float" office:value="14.3" calcext:value-type="float">
            <text:p>14,3</text:p>
          </table:table-cell>
          <table:table-cell table:style-name="ce3" table:formula="of:=856/60" office:value-type="float" office:value="14.2666666666667" calcext:value-type="float">
            <text:p>14,2666666667</text:p>
          </table:table-cell>
          <table:table-cell table:style-name="ce10" office:value-type="float" office:value="1000000000" calcext:value-type="float">
            <text:p>1.000.000.000</text:p>
          </table:table-cell>
          <table:table-cell table:style-name="ce3" table:formula="of:=(SUM([.B14:.D14]))/3" office:value-type="float" office:value="14.2833333333333" calcext:value-type="float">
            <text:p>14,2833333333</text:p>
          </table:table-cell>
          <table:table-cell table:style-name="ce3" table:number-columns-repeated="3"/>
          <table:table-cell table:style-name="ce13"/>
          <table:table-cell table:style-name="ce3" table:formula="of:=137/60" office:value-type="float" office:value="2.28333333333333" calcext:value-type="float">
            <text:p>2,2833333333</text:p>
          </table:table-cell>
          <table:table-cell table:style-name="ce3" table:formula="of:=139/60" office:value-type="float" office:value="2.31666666666667" calcext:value-type="float">
            <text:p>2,3166666667</text:p>
          </table:table-cell>
          <table:table-cell table:style-name="ce3" table:formula="of:=137/60" office:value-type="float" office:value="2.28333333333333" calcext:value-type="float">
            <text:p>2,2833333333</text:p>
          </table:table-cell>
          <table:table-cell table:style-name="ce18" office:value-type="float" office:value="160000" calcext:value-type="float">
            <text:p>160.000</text:p>
          </table:table-cell>
          <table:table-cell table:style-name="ce3" table:formula="of:=(SUM([.K14:.M14]))/3" office:value-type="float" office:value="2.29444444444444" calcext:value-type="float">
            <text:p>2,2944444444</text:p>
          </table:table-cell>
        </table:table-row>
        <table:table-row table:style-name="ro2">
          <table:table-cell table:number-columns-repeated="4"/>
          <table:table-cell table:style-name="ce13" table:number-columns-repeated="6"/>
          <table:table-cell table:number-columns-repeated="3"/>
          <table:table-cell table:style-name="ce13" table:number-columns-repeated="2"/>
        </table:table-row>
        <table:table-row table:style-name="ro2"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4"/>
          <table:table-cell table:style-name="ce8" table:number-columns-repeated="6"/>
          <table:table-cell table:number-columns-repeated="3"/>
          <table:table-cell table:style-name="ce8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EAPSORT(90% dos elementos repetidos)</text:p>
          </table:table-cell>
          <table:covered-table-cell table:number-columns-repeated="2" table:style-name="ce3"/>
          <table:covered-table-cell table:style-name="ce1"/>
          <table:covered-table-cell table:style-name="ce3"/>
          <table:table-cell table:style-name="ce3" table:number-columns-repeated="3"/>
          <table:table-cell/>
          <table:table-cell table:style-name="ce1" office:value-type="string" calcext:value-type="string" table:number-columns-spanned="5" table:number-rows-spanned="1">
            <text:p>QUICKSORT(90% dos elementos repetidos)</text:p>
          </table:table-cell>
          <table:covered-table-cell table:number-columns-repeated="2" table:style-name="ce3"/>
          <table:covered-table-cell table:style-name="ce1"/>
          <table:covered-table-cell table:style-name="ce3"/>
        </table:table-row>
        <table:table-row table:style-name="ro2">
          <table:table-cell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</table:table-row>
        <table:table-row table:style-name="ro2">
          <table:table-cell/>
          <table:table-cell table:style-name="ce3" table:formula="of:=2/60" office:value-type="float" office:value="0.0333333333333333" calcext:value-type="float">
            <text:p>0,0333333333</text:p>
          </table:table-cell>
          <table:table-cell table:style-name="ce3" table:formula="of:=2/60" office:value-type="float" office:value="0.0333333333333333" calcext:value-type="float">
            <text:p>0,0333333333</text:p>
          </table:table-cell>
          <table:table-cell table:style-name="ce3" table:formula="of:=2/60" office:value-type="float" office:value="0.0333333333333333" calcext:value-type="float">
            <text:p>0,0333333333</text:p>
          </table:table-cell>
          <table:table-cell table:style-name="ce10" office:value-type="float" office:value="10000000" calcext:value-type="float">
            <text:p>10.000.000</text:p>
          </table:table-cell>
          <table:table-cell table:style-name="ce3" table:formula="of:=SUM([.B20:.D20])/3" office:value-type="float" office:value="0.0333333333333333" calcext:value-type="float">
            <text:p>0,0333333333</text:p>
          </table:table-cell>
          <table:table-cell table:style-name="ce3" table:number-columns-repeated="3"/>
          <table:table-cell/>
          <table:table-cell table:style-name="ce3" table:formula="of:=44/60" office:value-type="float" office:value="0.733333333333333" calcext:value-type="float">
            <text:p>0,7333333333</text:p>
          </table:table-cell>
          <table:table-cell table:style-name="ce3" table:formula="of:=43/60" office:value-type="float" office:value="0.716666666666667" calcext:value-type="float">
            <text:p>0,7166666667</text:p>
          </table:table-cell>
          <table:table-cell table:style-name="ce3" table:formula="of:=43/60" office:value-type="float" office:value="0.716666666666667" calcext:value-type="float">
            <text:p>0,7166666667</text:p>
          </table:table-cell>
          <table:table-cell table:style-name="ce18" office:value-type="float" office:value="100000" calcext:value-type="float">
            <text:p>100.000</text:p>
          </table:table-cell>
          <table:table-cell table:style-name="ce3" table:formula="of:=SUM([.K20:.M20])/3" office:value-type="float" office:value="0.722222222222222" calcext:value-type="float">
            <text:p>0,7222222222</text:p>
          </table:table-cell>
        </table:table-row>
        <table:table-row table:style-name="ro2">
          <table:table-cell/>
          <table:table-cell table:style-name="ce3" table:formula="of:=78/60" office:value-type="float" office:value="1.3" calcext:value-type="float">
            <text:p>1,3</text:p>
          </table:table-cell>
          <table:table-cell table:style-name="ce3" table:formula="of:=77/60" office:value-type="float" office:value="1.28333333333333" calcext:value-type="float">
            <text:p>1,2833333333</text:p>
          </table:table-cell>
          <table:table-cell table:style-name="ce3" table:formula="of:=77/60" office:value-type="float" office:value="1.28333333333333" calcext:value-type="float">
            <text:p>1,2833333333</text:p>
          </table:table-cell>
          <table:table-cell table:style-name="ce10" office:value-type="float" office:value="100000000" calcext:value-type="float">
            <text:p>100.000.000</text:p>
          </table:table-cell>
          <table:table-cell table:style-name="ce3" table:formula="of:=SUM([.B21:.D21])/3" office:value-type="float" office:value="1.28888888888889" calcext:value-type="float">
            <text:p>1,2888888889</text:p>
          </table:table-cell>
          <table:table-cell table:style-name="ce3" table:number-columns-repeated="3"/>
          <table:table-cell/>
          <table:table-cell table:style-name="ce3" table:formula="of:=97/60" office:value-type="float" office:value="1.61666666666667" calcext:value-type="float">
            <text:p>1,6166666667</text:p>
          </table:table-cell>
          <table:table-cell table:style-name="ce3" table:formula="of:=97/60" office:value-type="float" office:value="1.61666666666667" calcext:value-type="float">
            <text:p>1,6166666667</text:p>
          </table:table-cell>
          <table:table-cell table:style-name="ce3" table:formula="of:=98/60" office:value-type="float" office:value="1.63333333333333" calcext:value-type="float">
            <text:p>1,6333333333</text:p>
          </table:table-cell>
          <table:table-cell table:style-name="ce18" office:value-type="float" office:value="150000" calcext:value-type="float">
            <text:p>150.000</text:p>
          </table:table-cell>
          <table:table-cell table:style-name="ce3" table:formula="of:=SUM([.K21:.M21])/3" office:value-type="float" office:value="1.62222222222222" calcext:value-type="float">
            <text:p>1,6222222222</text:p>
          </table:table-cell>
        </table:table-row>
        <table:table-row table:style-name="ro2">
          <table:table-cell/>
          <table:table-cell table:style-name="ce3" table:formula="of:=864/60" office:value-type="float" office:value="14.4" calcext:value-type="float">
            <text:p>14,4</text:p>
          </table:table-cell>
          <table:table-cell table:style-name="ce3" table:formula="of:=861/60" office:value-type="float" office:value="14.35" calcext:value-type="float">
            <text:p>14,35</text:p>
          </table:table-cell>
          <table:table-cell table:style-name="ce3" table:formula="of:=862/60" office:value-type="float" office:value="14.3666666666667" calcext:value-type="float">
            <text:p>14,3666666667</text:p>
          </table:table-cell>
          <table:table-cell table:style-name="ce10" office:value-type="float" office:value="1000000000" calcext:value-type="float">
            <text:p>1.000.000.000</text:p>
          </table:table-cell>
          <table:table-cell table:style-name="ce3" table:formula="of:=(SUM([.B22:.D22]))/3" office:value-type="float" office:value="14.3722222222222" calcext:value-type="float">
            <text:p>14,3722222222</text:p>
          </table:table-cell>
          <table:table-cell table:style-name="ce3" table:number-columns-repeated="3"/>
          <table:table-cell/>
          <table:table-cell table:style-name="ce3" table:formula="of:=111/60" office:value-type="float" office:value="1.85" calcext:value-type="float">
            <text:p>1,85</text:p>
          </table:table-cell>
          <table:table-cell table:style-name="ce3" table:formula="of:=112/60" office:value-type="float" office:value="1.86666666666667" calcext:value-type="float">
            <text:p>1,8666666667</text:p>
          </table:table-cell>
          <table:table-cell table:style-name="ce3" table:formula="of:=112/60" office:value-type="float" office:value="1.86666666666667" calcext:value-type="float">
            <text:p>1,8666666667</text:p>
          </table:table-cell>
          <table:table-cell table:style-name="ce18" office:value-type="float" office:value="160000" calcext:value-type="float">
            <text:p>160.000</text:p>
          </table:table-cell>
          <table:table-cell table:style-name="ce3" table:formula="of:=(SUM([.K22:.M22]))/3" office:value-type="float" office:value="1.86111111111111" calcext:value-type="float">
            <text:p>1,8611111111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ALEATÓRIO</text:p>
          </table:table-cell>
          <table:covered-table-cell table:number-columns-repeated="3" table:style-name="ce5"/>
          <table:table-cell table:number-columns-repeated="10"/>
        </table:table-row>
        <table:table-row table:style-name="ro2">
          <table:table-cell/>
          <table:table-cell table:style-name="ce5"/>
          <table:table-cell table:style-name="ce11" office:value-type="float" office:value="10000000" calcext:value-type="float">
            <text:p>10.000.000</text:p>
          </table:table-cell>
          <table:table-cell table:style-name="ce11" office:value-type="float" office:value="100000000" calcext:value-type="float">
            <text:p>100.000.000</text:p>
          </table:table-cell>
          <table:table-cell table:style-name="ce11" office:value-type="float" office:value="1000000000" calcext:value-type="float">
            <text:p>1.000.000.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HEPSORT</text:p>
          </table:table-cell>
          <table:table-cell table:style-name="ce3" table:formula="of:=[.F4]" office:value-type="float" office:value="0.116666666666667" calcext:value-type="float">
            <text:p>0,1166666667</text:p>
          </table:table-cell>
          <table:table-cell table:style-name="ce3" table:formula="of:=[.F5]" office:value-type="float" office:value="1.3" calcext:value-type="float">
            <text:p>1,3</text:p>
          </table:table-cell>
          <table:table-cell table:style-name="ce3" table:formula="of:=[.F6]" office:value-type="float" office:value="14.2833333333333" calcext:value-type="float">
            <text:p>14,2833333333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QUICKSORT</text:p>
          </table:table-cell>
          <table:table-cell table:style-name="ce3" table:formula="of:=[.O4]" office:value-type="float" office:value="0.0611111111111111" calcext:value-type="float">
            <text:p>0,0611111111</text:p>
          </table:table-cell>
          <table:table-cell table:style-name="ce3" table:formula="of:=[.M5]" office:value-type="float" office:value="0.7" calcext:value-type="float">
            <text:p>0,7</text:p>
          </table:table-cell>
          <table:table-cell table:style-name="ce3" table:formula="of:=[.O6]" office:value-type="float" office:value="7.68888888888889" calcext:value-type="float">
            <text:p>7,6888888889</text:p>
          </table:table-cell>
          <table:table-cell table:number-columns-repeated="10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ESCENTE</text:p>
          </table:table-cell>
          <table:covered-table-cell table:number-columns-repeated="3" table:style-name="ce5"/>
          <table:table-cell table:number-columns-repeated="10"/>
        </table:table-row>
        <table:table-row table:style-name="ro2">
          <table:table-cell/>
          <table:table-cell table:style-name="ce5"/>
          <table:table-cell table:style-name="ce11" office:value-type="float" office:value="10000000" calcext:value-type="float">
            <text:p>10.000.000</text:p>
          </table:table-cell>
          <table:table-cell table:style-name="ce11" office:value-type="float" office:value="100000000" calcext:value-type="float">
            <text:p>100.000.000</text:p>
          </table:table-cell>
          <table:table-cell table:style-name="ce11" office:value-type="float" office:value="1000000000" calcext:value-type="float">
            <text:p>1.000.000.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HEPSORT</text:p>
          </table:table-cell>
          <table:table-cell table:style-name="ce3" table:formula="of:=[.F12]" office:value-type="float" office:value="0.111111111111111" calcext:value-type="float">
            <text:p>0,1111111111</text:p>
          </table:table-cell>
          <table:table-cell table:style-name="ce3" table:formula="of:=[.F13]" office:value-type="float" office:value="1.23888888888889" calcext:value-type="float">
            <text:p>1,2388888889</text:p>
          </table:table-cell>
          <table:table-cell table:style-name="ce3" table:formula="of:=[.F14]" office:value-type="float" office:value="14.2833333333333" calcext:value-type="float">
            <text:p>14,2833333333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QUICKSORT</text:p>
          </table:table-cell>
          <table:table-cell table:number-columns-repeated="3" table:style-name="ce3" office:value-type="string" calcext:value-type="string">
            <text:p>Não consegui experimentar</text:p>
          </table:table-cell>
          <table:table-cell table:number-columns-repeated="10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90% VALORES REPETIDOS</text:p>
          </table:table-cell>
          <table:covered-table-cell table:number-columns-repeated="3" table:style-name="ce5"/>
          <table:table-cell table:number-columns-repeated="10"/>
        </table:table-row>
        <table:table-row table:style-name="ro2">
          <table:table-cell/>
          <table:table-cell table:style-name="ce5"/>
          <table:table-cell table:style-name="ce11" office:value-type="float" office:value="10000000" calcext:value-type="float">
            <text:p>10.000.000</text:p>
          </table:table-cell>
          <table:table-cell table:style-name="ce11" office:value-type="float" office:value="100000000" calcext:value-type="float">
            <text:p>100.000.000</text:p>
          </table:table-cell>
          <table:table-cell table:style-name="ce11" office:value-type="float" office:value="1000000000" calcext:value-type="float">
            <text:p>1.000.000.000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HEPSORT</text:p>
          </table:table-cell>
          <table:table-cell table:style-name="ce3" table:formula="of:=[.F20]" office:value-type="float" office:value="0.0333333333333333" calcext:value-type="float">
            <text:p>0,0333333333</text:p>
          </table:table-cell>
          <table:table-cell table:style-name="ce3" table:formula="of:=[.F21]" office:value-type="float" office:value="1.28888888888889" calcext:value-type="float">
            <text:p>1,2888888889</text:p>
          </table:table-cell>
          <table:table-cell table:style-name="ce3" table:formula="of:=[.F22]" office:value-type="float" office:value="14.3722222222222" calcext:value-type="float">
            <text:p>14,3722222222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QUICKSORT</text:p>
          </table:table-cell>
          <table:table-cell table:number-columns-repeated="3" table:style-name="ce3" office:value-type="string" calcext:value-type="string">
            <text:p>Não consegui experimentar</text:p>
          </table:table-cell>
          <table:table-cell table:number-columns-repeated="10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7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2">
          <table:table-cell/>
          <table:table-cell table:style-name="ce8"/>
          <table:table-cell table:style-name="ce12" table:number-columns-repeated="3"/>
          <table:table-cell table:number-columns-repeated="10"/>
        </table:table-row>
        <table:table-row table:style-name="ro2" table:number-rows-repeated="2">
          <table:table-cell/>
          <table:table-cell table:style-name="ce9"/>
          <table:table-cell table:style-name="ce13" table:number-columns-repeated="3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HEAPSORT TEMPO(MINUTOS)</text:p>
          </table:table-cell>
          <table:table-cell table:number-columns-repeated="12"/>
        </table:table-row>
        <table:table-row table:style-name="ro2">
          <table:table-cell/>
          <table:table-cell table:style-name="ce10" office:value-type="float" office:value="10000000" calcext:value-type="float">
            <text:p>10.000.000</text:p>
          </table:table-cell>
          <table:table-cell table:style-name="ce3" table:formula="of:=SUM([#REF!])/3" office:value-type="string" office:string-value="" calcext:value-type="error">
            <text:p>#REF!</text:p>
          </table:table-cell>
          <table:table-cell table:number-columns-repeated="12"/>
        </table:table-row>
        <table:table-row table:style-name="ro2">
          <table:table-cell/>
          <table:table-cell table:style-name="ce10" office:value-type="float" office:value="100000000" calcext:value-type="float">
            <text:p>100.000.000</text:p>
          </table:table-cell>
          <table:table-cell table:style-name="ce3" table:formula="of:=SUM([#REF!])/3" office:value-type="string" office:string-value="" calcext:value-type="error">
            <text:p>#REF!</text:p>
          </table:table-cell>
          <table:table-cell table:number-columns-repeated="12"/>
        </table:table-row>
        <table:table-row table:style-name="ro2">
          <table:table-cell/>
          <table:table-cell table:style-name="ce10" office:value-type="float" office:value="1000000000" calcext:value-type="float">
            <text:p>1.000.000.000</text:p>
          </table:table-cell>
          <table:table-cell table:style-name="ce3" table:formula="of:=SUM([#REF!])/3" office:value-type="string" office:string-value="" calcext:value-type="error">
            <text:p>#REF!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20:05:15.444525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0:50:53.457913174</meta:creation-date>
    <dc:date>2016-09-27T01:15:36.255790296</dc:date>
    <meta:editing-duration>PT9H39M51S</meta:editing-duration>
    <meta:editing-cycles>77</meta:editing-cycles>
    <meta:generator>LibreOffice/5.1.5.2$Linux_X86_64 LibreOffice_project/10$Build-2</meta:generator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62cm" svg:height="8.765cm" xlink:href="." xlink:type="simple" chart:class="chart:scatter" chart:style-name="ch1">
        <chart:title svg:x="9.503cm" svg:y="0.115cm" chart:style-name="ch2">
          <text:p>HeapSort X QuickSort</text:p>
        </chart:title>
        <chart:legend svg:x="9.412cm" svg:y="6.699cm" style:legend-expansion="custom" chartooo:width="4.918cm" chartooo:height="1.02cm" style:legend-expansion-aspect-ratio="4.82156862745098" chart:style-name="ch3"/>
        <chart:plot-area chart:style-name="ch4" chart:data-source-has-labels="both" svg:x="1.152cm" svg:y="0.696cm" svg:width="21.599cm" svg:height="5.32cm">
          <chartooo:coordinate-region svg:x="1.773cm" svg:y="0.895cm" svg:width="19.891cm" svg:height="4.474cm"/>
          <chart:axis chart:dimension="x" chart:name="primary-x" chart:style-name="ch5" chartooo:axis-type="auto">
            <chart:title svg:x="10.948cm" svg:y="5.943cm" chart:style-name="ch6">
              <text:p>Tamanho</text:p>
            </chart:title>
            <chart:categories table:cell-range-address="local-table.$A$2:.$A$4"/>
          </chart:axis>
          <chart:axis chart:dimension="y" chart:name="primary-y" chart:style-name="ch7">
            <chart:title svg:x="0.121cm" svg:y="3.982cm" chart:style-name="ch8">
              <text:p>Minutos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1" chart:values-cell-range-address="local-table.$D$2:.$D$4" chart:label-cell-address="local-table.$D$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0611111111111111">
                <text:p>0.06111111111111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">
                <text:p>1.3</text:p>
              </table:table-cell>
              <table:table-cell office:value-type="float" office:value="0.677777777777778">
                <text:p>0.6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4.2833333333333">
                <text:p>14.2833333333333</text:p>
              </table:table-cell>
              <table:table-cell office:value-type="float" office:value="7.68888888888889">
                <text:p>7.6888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